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Ubuntu Condensed'" style:font-pitch="variable"/>
    </style:style>
    <style:style style:name="P5" style:family="paragraph">
      <style:paragraph-properties fo:text-align="center"/>
      <style:text-properties fo:color="#ffffff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000000" fo:font-family="'Ubuntu Condensed'" style:font-pitch="variable"/>
    </style:style>
    <style:style style:name="T3" style:family="text">
      <style:text-properties fo:color="#ffffff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7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7" draw:text-style-name="P5" xml:id="id3" draw:id="id3" draw:layer="layout" svg:width="3.493cm" svg:height="1.587cm" svg:x="14.629cm" svg:y="6.246cm">
          <text:p text:style-name="P1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6:20</dc:date>
    <dc:creator>Carl Bostroem</dc:creator>
    <meta:editing-duration>PT4H30M37S</meta:editing-duration>
    <meta:editing-cycles>24</meta:editing-cycles>
    <meta:generator>OpenOffice/4.1.8$Unix OpenOffice.org_project/418m3$Build-9803</meta:generator>
    <meta:document-statistic meta:object-count="55"/>
  </office:meta>
</office:document-meta>
</file>